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第1選舉區">
      <style:table-properties table:display="true" style:writing-mode="lr-tb"/>
    </style:style>
    <style:style style:name="ta2" style:family="table" style:master-page-name="PageStyle_5f_屏東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第11屆區域立法委員選舉屏東縣第1選舉區候選人在各投開票所得票數一覽表</text:p>
          </table:table-cell>
          <table:covered-table-cell table:number-columns-repeated="16" table:style-name="ce1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7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曾鈺庭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鍾佳濱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蔣月惠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張庭源</text:p>
            <text:p>台灣維新</text:p>
          </table:table-cell>
          <table:table-cell table:style-name="ce1" office:value-type="string" calcext:value-type="string" table:number-columns-spanned="1" table:number-rows-spanned="3">
            <text:p>(5)</text:p>
            <text:p>李孟翰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>黃明賢</text:p>
            <text:p>中國國民黨</text:p>
          </table:table-cell>
          <table:covered-table-cell table:number-columns-repeated="8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covered-table-cell table:number-columns-repeated="17" table:style-name="ce1"/>
          <table:table-cell table:number-columns-repeated="1007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08723" calcext:value-type="float">
            <text:p>108,723</text:p>
          </table:table-cell>
          <table:table-cell table:style-name="ce3" office:value-type="float" office:value="25270" calcext:value-type="float">
            <text:p>25,27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8518" calcext:value-type="float">
            <text:p>88,518</text:p>
          </table:table-cell>
          <table:table-cell table:style-name="ce3" office:value-type="float" office:value="224629" calcext:value-type="float">
            <text:p>224,629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228128" calcext:value-type="float">
            <text:p>228,1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8139" calcext:value-type="float">
            <text:p>228,139</text:p>
          </table:table-cell>
          <table:table-cell table:style-name="ce3" office:value-type="float" office:value="91802" calcext:value-type="float">
            <text:p>91,802</text:p>
          </table:table-cell>
          <table:table-cell table:style-name="ce3" office:value-type="float" office:value="319941" calcext:value-type="float">
            <text:p>319,941</text:p>
          </table:table-cell>
          <table:table-cell table:style-name="ce4" office:value-type="string" calcext:value-type="string">
            <text:p>71.3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 table:number-columns-repeated="2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8456" calcext:value-type="float">
            <text:p>8,456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172" calcext:value-type="float">
            <text:p>5,172</text:p>
          </table:table-cell>
          <table:table-cell table:style-name="ce3" office:value-type="float" office:value="15431" calcext:value-type="float">
            <text:p>15,4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5671" calcext:value-type="float">
            <text:p>15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1" calcext:value-type="float">
            <text:p>15,671</text:p>
          </table:table-cell>
          <table:table-cell table:style-name="ce3" office:value-type="float" office:value="5785" calcext:value-type="float">
            <text:p>5,785</text:p>
          </table:table-cell>
          <table:table-cell table:style-name="ce3" office:value-type="float" office:value="21456" calcext:value-type="float">
            <text:p>21,456</text:p>
          </table:table-cell>
          <table:table-cell table:style-name="ce4" office:value-type="string" calcext:value-type="string">
            <text:p>73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72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5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2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4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4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1.5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2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5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69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3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75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4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4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2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73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82" calcext:value-type="float">
            <text:p>482</text:p>
          </table:table-cell>
          <table:table-cell table:style-name="ce4" office:value-type="string" calcext:value-type="string">
            <text:p>67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0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8.3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 table:number-columns-repeated="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3546" calcext:value-type="float">
            <text:p>13,54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3804" calcext:value-type="float">
            <text:p>13,8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06" calcext:value-type="float">
            <text:p>13,806</text:p>
          </table:table-cell>
          <table:table-cell table:style-name="ce3" office:value-type="float" office:value="6304" calcext:value-type="float">
            <text:p>6,304</text:p>
          </table:table-cell>
          <table:table-cell table:style-name="ce3" office:value-type="float" office:value="20110" calcext:value-type="float">
            <text:p>20,110</text:p>
          </table:table-cell>
          <table:table-cell table:style-name="ce4" office:value-type="string" calcext:value-type="string">
            <text:p>68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9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69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0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65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7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8" calcext:value-type="float">
            <text:p>538</text:p>
          </table:table-cell>
          <table:table-cell table:style-name="ce4" office:value-type="string" calcext:value-type="string">
            <text:p>71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0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6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5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7.6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66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4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5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68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7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5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9.7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9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5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70.5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8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68.2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0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60.8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4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44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8.4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6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65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3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81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8.1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7710" calcext:value-type="float">
            <text:p>7,71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13360" calcext:value-type="float">
            <text:p>13,3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580" calcext:value-type="float">
            <text:p>13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0" calcext:value-type="float">
            <text:p>13,580</text:p>
          </table:table-cell>
          <table:table-cell table:style-name="ce3" office:value-type="float" office:value="4993" calcext:value-type="float">
            <text:p>4,993</text:p>
          </table:table-cell>
          <table:table-cell table:style-name="ce3" office:value-type="float" office:value="18573" calcext:value-type="float">
            <text:p>18,573</text:p>
          </table:table-cell>
          <table:table-cell table:style-name="ce4" office:value-type="string" calcext:value-type="string">
            <text:p>73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4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5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6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2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1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5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8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4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7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4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2.6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9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33" calcext:value-type="float">
            <text:p>1,233</text:p>
          </table:table-cell>
          <table:table-cell table:style-name="ce4" office:value-type="string" calcext:value-type="string">
            <text:p>71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75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2.9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6630" calcext:value-type="float">
            <text:p>6,63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85" calcext:value-type="float">
            <text:p>5,885</text:p>
          </table:table-cell>
          <table:table-cell table:style-name="ce3" office:value-type="float" office:value="14192" calcext:value-type="float">
            <text:p>14,19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4425" calcext:value-type="float">
            <text:p>14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5" calcext:value-type="float">
            <text:p>14,425</text:p>
          </table:table-cell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20865" calcext:value-type="float">
            <text:p>20,865</text:p>
          </table:table-cell>
          <table:table-cell table:style-name="ce4" office:value-type="string" calcext:value-type="string">
            <text:p>69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0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6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9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9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67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0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9.7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9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66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9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6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4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1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7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69.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0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2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7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2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8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8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2.1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 table:number-columns-repeated="2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8728" calcext:value-type="float">
            <text:p>8,728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43" calcext:value-type="float">
            <text:p>6,743</text:p>
          </table:table-cell>
          <table:table-cell table:style-name="ce3" office:value-type="float" office:value="17724" calcext:value-type="float">
            <text:p>17,72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008" calcext:value-type="float">
            <text:p>18,0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7069" calcext:value-type="float">
            <text:p>7,069</text:p>
          </table:table-cell>
          <table:table-cell table:style-name="ce3" office:value-type="float" office:value="25079" calcext:value-type="float">
            <text:p>25,079</text:p>
          </table:table-cell>
          <table:table-cell table:style-name="ce4" office:value-type="string" calcext:value-type="string">
            <text:p>71.8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1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84" calcext:value-type="float">
            <text:p>1,584</text:p>
          </table:table-cell>
          <table:table-cell table:style-name="ce4" office:value-type="string" calcext:value-type="string">
            <text:p>71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0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1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5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4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5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2.8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4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3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1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4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1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2.3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5.5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0.3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64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2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5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0.9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7018" calcext:value-type="float">
            <text:p>7,0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19" calcext:value-type="float">
            <text:p>7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9" calcext:value-type="float">
            <text:p>7,119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9475" calcext:value-type="float">
            <text:p>9,475</text:p>
          </table:table-cell>
          <table:table-cell table:style-name="ce4" office:value-type="string" calcext:value-type="string">
            <text:p>75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6.7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5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77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2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4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4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7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4.2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 table:number-columns-repeated="2"/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8931" calcext:value-type="float">
            <text:p>48,931</text:p>
          </table:table-cell>
          <table:table-cell table:style-name="ce3" office:value-type="float" office:value="13545" calcext:value-type="float">
            <text:p>13,54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9128" calcext:value-type="float">
            <text:p>49,128</text:p>
          </table:table-cell>
          <table:table-cell table:style-name="ce3" office:value-type="float" office:value="112579" calcext:value-type="float">
            <text:p>112,579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14227" calcext:value-type="float">
            <text:p>114,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230" calcext:value-type="float">
            <text:p>114,230</text:p>
          </table:table-cell>
          <table:table-cell table:style-name="ce3" office:value-type="float" office:value="45012" calcext:value-type="float">
            <text:p>45,012</text:p>
          </table:table-cell>
          <table:table-cell table:style-name="ce3" office:value-type="float" office:value="159242" calcext:value-type="float">
            <text:p>159,242</text:p>
          </table:table-cell>
          <table:table-cell table:style-name="ce4" office:value-type="string" calcext:value-type="string">
            <text:p>71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3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4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4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5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2.6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75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8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8.8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6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2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2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67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5.2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4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1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4.2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4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6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5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5.8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71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3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8.6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7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3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3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0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4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2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8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1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72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68.3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3.8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1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2.9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1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0.6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1.4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1.9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73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3.0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9.9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2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3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0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2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71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1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1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69.9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1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8.4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4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0.2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3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2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6.5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0.4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4.9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69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6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1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3.2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8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0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1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3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9.4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3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9.8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3.0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9.6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2.3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8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68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3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0.5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69.9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8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9.1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3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4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1.8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67.8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2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9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69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5.4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4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5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0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69.2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1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0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3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8.6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8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69.0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7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6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2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2.3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41.7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1.8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1.5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0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9.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7.1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1.3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5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5.1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4.4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1.4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0.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2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2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2.7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4.0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0.2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2.7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4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8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3.5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6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3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3.9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7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5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4.3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73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4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9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9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4.0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3.1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 table:number-columns-repeated="2"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39" calcext:value-type="float">
            <text:p>16,039</text:p>
          </table:table-cell>
          <table:table-cell table:style-name="ce3" office:value-type="float" office:value="3372" calcext:value-type="float">
            <text:p>3,3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656" calcext:value-type="float">
            <text:p>10,656</text:p>
          </table:table-cell>
          <table:table-cell table:style-name="ce3" office:value-type="float" office:value="30404" calcext:value-type="float">
            <text:p>30,40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0915" calcext:value-type="float">
            <text:p>30,9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19" calcext:value-type="float">
            <text:p>30,919</text:p>
          </table:table-cell>
          <table:table-cell table:style-name="ce3" office:value-type="float" office:value="13623" calcext:value-type="float">
            <text:p>13,623</text:p>
          </table:table-cell>
          <table:table-cell table:style-name="ce3" office:value-type="float" office:value="44542" calcext:value-type="float">
            <text:p>44,542</text:p>
          </table:table-cell>
          <table:table-cell table:style-name="ce4" office:value-type="string" calcext:value-type="string">
            <text:p>69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9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64.2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0.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70.9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622" calcext:value-type="float">
            <text:p>1,622</text:p>
          </table:table-cell>
          <table:table-cell table:style-name="ce4" office:value-type="string" calcext:value-type="string">
            <text:p>69.6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3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7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66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9.0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0.7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4.0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4.1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69.6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70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66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9.7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1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4.6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4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6.9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9.8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70.9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0.1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3.37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68.4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3.8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2.7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3.2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2.8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38" calcext:value-type="float">
            <text:p>1,438</text:p>
          </table:table-cell>
          <table:table-cell table:style-name="ce4" office:value-type="string" calcext:value-type="string">
            <text:p>66.55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58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63.3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64.2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6.04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68.7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3.13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8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66.5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7.4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5.92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0.07</text:p>
          </table:table-cell>
          <table:table-cell table:number-columns-repeated="1007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屏東縣第2選舉區" table:style-name="ta2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屏東縣第2選舉區候選人在各投開票所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吳媚宮</text:p>
            <text:p>中華聯合黨</text:p>
          </table:table-cell>
          <table:table-cell table:style-name="ce1" office:value-type="string" calcext:value-type="string" table:number-columns-spanned="1" table:number-rows-spanned="3">
            <text:p>(2)</text:p>
            <text:p>何秋葺</text:p>
            <text:p>人民最大黨</text:p>
          </table:table-cell>
          <table:table-cell table:style-name="ce1" office:value-type="string" calcext:value-type="string" table:number-columns-spanned="1" table:number-rows-spanned="3">
            <text:p>(3)</text:p>
            <text:p>徐富癸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蘇孟淳</text:p>
            <text:p>無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8845" calcext:value-type="float">
            <text:p>8,845</text:p>
          </table:table-cell>
          <table:table-cell table:style-name="ce3" office:value-type="float" office:value="108923" calcext:value-type="float">
            <text:p>108,923</text:p>
          </table:table-cell>
          <table:table-cell table:style-name="ce3" office:value-type="float" office:value="82147" calcext:value-type="float">
            <text:p>82,147</text:p>
          </table:table-cell>
          <table:table-cell table:style-name="ce3" office:value-type="float" office:value="204054" calcext:value-type="float">
            <text:p>204,054</text:p>
          </table:table-cell>
          <table:table-cell table:style-name="ce3" office:value-type="float" office:value="11796" calcext:value-type="float">
            <text:p>11,796</text:p>
          </table:table-cell>
          <table:table-cell table:style-name="ce3" office:value-type="float" office:value="215850" calcext:value-type="float">
            <text:p>215,8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5874" calcext:value-type="float">
            <text:p>215,874</text:p>
          </table:table-cell>
          <table:table-cell table:style-name="ce3" office:value-type="float" office:value="96171" calcext:value-type="float">
            <text:p>96,171</text:p>
          </table:table-cell>
          <table:table-cell table:style-name="ce3" office:value-type="float" office:value="312045" calcext:value-type="float">
            <text:p>312,045</text:p>
          </table:table-cell>
          <table:table-cell table:style-name="ce4" office:value-type="string" calcext:value-type="string">
            <text:p>69.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 table:number-columns-repeated="2"/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4678" calcext:value-type="float">
            <text:p>14,678</text:p>
          </table:table-cell>
          <table:table-cell table:style-name="ce3" office:value-type="float" office:value="12203" calcext:value-type="float">
            <text:p>12,203</text:p>
          </table:table-cell>
          <table:table-cell table:style-name="ce3" office:value-type="float" office:value="28585" calcext:value-type="float">
            <text:p>28,585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30243" calcext:value-type="float">
            <text:p>30,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44" calcext:value-type="float">
            <text:p>30,244</text:p>
          </table:table-cell>
          <table:table-cell table:style-name="ce3" office:value-type="float" office:value="11512" calcext:value-type="float">
            <text:p>11,512</text:p>
          </table:table-cell>
          <table:table-cell table:style-name="ce3" office:value-type="float" office:value="41756" calcext:value-type="float">
            <text:p>41,756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1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1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0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1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6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3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3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67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4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1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1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1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8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2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0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1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2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0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9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6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5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6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1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0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5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1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2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6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3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7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0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6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2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0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5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0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0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69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5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4.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77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2" office:value-type="float" office:value="372" calcext:value-type="float">
            <text:p>3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70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2" office:value-type="float" office:value="373" calcext:value-type="float">
            <text:p>3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10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2" office:value-type="float" office:value="376" calcext:value-type="float">
            <text:p>37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 table:number-columns-repeated="2"/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5359" calcext:value-type="float">
            <text:p>5,359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9732" calcext:value-type="float">
            <text:p>9,73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0312" calcext:value-type="float">
            <text:p>10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2" calcext:value-type="float">
            <text:p>10,312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14110" calcext:value-type="float">
            <text:p>14,110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0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6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5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1" calcext:value-type="float">
            <text:p>541</text:p>
          </table:table-cell>
          <table:table-cell table:style-name="ce4" office:value-type="string" calcext:value-type="string">
            <text:p>78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3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4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80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79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2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2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77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3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7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2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9.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 table:number-columns-repeated="2"/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5888" calcext:value-type="float">
            <text:p>5,888</text:p>
          </table:table-cell>
          <table:table-cell table:style-name="ce3" office:value-type="float" office:value="3760" calcext:value-type="float">
            <text:p>3,760</text:p>
          </table:table-cell>
          <table:table-cell table:style-name="ce3" office:value-type="float" office:value="10684" calcext:value-type="float">
            <text:p>10,68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15975" calcext:value-type="float">
            <text:p>15,975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4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9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0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4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1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56" calcext:value-type="float">
            <text:p>15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0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3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69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4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4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5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2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67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9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0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69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0.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 table:number-columns-repeated="2"/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11159" calcext:value-type="float">
            <text:p>11,159</text:p>
          </table:table-cell>
          <table:table-cell table:style-name="ce3" office:value-type="float" office:value="28550" calcext:value-type="float">
            <text:p>28,55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30642" calcext:value-type="float">
            <text:p>30,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43" calcext:value-type="float">
            <text:p>30,643</text:p>
          </table:table-cell>
          <table:table-cell table:style-name="ce3" office:value-type="float" office:value="13107" calcext:value-type="float">
            <text:p>13,107</text:p>
          </table:table-cell>
          <table:table-cell table:style-name="ce3" office:value-type="float" office:value="43750" calcext:value-type="float">
            <text:p>43,750</text:p>
          </table:table-cell>
          <table:table-cell table:style-name="ce4" office:value-type="string" calcext:value-type="string">
            <text:p>70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70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5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9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7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3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5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2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0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5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1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1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1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1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3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2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2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65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9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1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3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2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9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73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67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7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9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1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69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0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1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68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9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67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66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2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1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4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6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0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5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71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 table:number-columns-repeated="2"/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0311" calcext:value-type="float">
            <text:p>10,311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19476" calcext:value-type="float">
            <text:p>19,47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0433" calcext:value-type="float">
            <text:p>20,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37" calcext:value-type="float">
            <text:p>20,437</text:p>
          </table:table-cell>
          <table:table-cell table:style-name="ce3" office:value-type="float" office:value="8331" calcext:value-type="float">
            <text:p>8,331</text:p>
          </table:table-cell>
          <table:table-cell table:style-name="ce3" office:value-type="float" office:value="28768" calcext:value-type="float">
            <text:p>28,768</text:p>
          </table:table-cell>
          <table:table-cell table:style-name="ce4" office:value-type="string" calcext:value-type="string">
            <text:p>71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1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0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0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1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68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2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68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5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8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2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3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9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6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4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0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7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float" office:value="485" calcext:value-type="float">
            <text:p>4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67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float" office:value="486" calcext:value-type="float">
            <text:p>4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1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float" office:value="487" calcext:value-type="float">
            <text:p>4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2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2" office:value-type="float" office:value="488" calcext:value-type="float">
            <text:p>4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9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float" office:value="489" calcext:value-type="float">
            <text:p>4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7.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 table:number-columns-repeated="2"/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621" calcext:value-type="float">
            <text:p>4,621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7795" calcext:value-type="float">
            <text:p>7,79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204" calcext:value-type="float">
            <text:p>8,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06" calcext:value-type="float">
            <text:p>8,206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540" calcext:value-type="float">
            <text:p>11,540</text:p>
          </table:table-cell>
          <table:table-cell table:style-name="ce4" office:value-type="string" calcext:value-type="string">
            <text:p>71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2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float" office:value="492" calcext:value-type="float">
            <text:p>4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2" office:value-type="float" office:value="493" calcext:value-type="float">
            <text:p>4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0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2" office:value-type="float" office:value="494" calcext:value-type="float">
            <text:p>4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1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2" office:value-type="float" office:value="495" calcext:value-type="float">
            <text:p>4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1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style-name="ce2" office:value-type="float" office:value="496" calcext:value-type="float">
            <text:p>4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1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2" office:value-type="float" office:value="497" calcext:value-type="float">
            <text:p>4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1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2" office:value-type="float" office:value="498" calcext:value-type="float">
            <text:p>4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2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7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2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float" office:value="501" calcext:value-type="float">
            <text:p>5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2" office:value-type="float" office:value="502" calcext:value-type="float">
            <text:p>5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2.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 table:number-columns-repeated="2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5916" calcext:value-type="float">
            <text:p>5,91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8880" calcext:value-type="float">
            <text:p>8,880</text:p>
          </table:table-cell>
          <table:table-cell table:style-name="ce4" office:value-type="string" calcext:value-type="string">
            <text:p>70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float" office:value="504" calcext:value-type="float">
            <text:p>5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8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style-name="ce2" office:value-type="float" office:value="505" calcext:value-type="float">
            <text:p>5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0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2" office:value-type="float" office:value="506" calcext:value-type="float">
            <text:p>5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style-name="ce2" office:value-type="float" office:value="507" calcext:value-type="float">
            <text:p>5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73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float" office:value="509" calcext:value-type="float">
            <text:p>5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5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2" office:value-type="float" office:value="511" calcext:value-type="float">
            <text:p>5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0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style-name="ce2" office:value-type="float" office:value="513" calcext:value-type="float">
            <text:p>5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1.9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 table:number-columns-repeated="2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659" calcext:value-type="float">
            <text:p>5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9" calcext:value-type="float">
            <text:p>5,659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8293" calcext:value-type="float">
            <text:p>8,293</text:p>
          </table:table-cell>
          <table:table-cell table:style-name="ce4" office:value-type="string" calcext:value-type="string">
            <text:p>68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float" office:value="514" calcext:value-type="float">
            <text:p>5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1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float" office:value="515" calcext:value-type="float">
            <text:p>5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0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2" office:value-type="float" office:value="516" calcext:value-type="float">
            <text:p>5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7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2" office:value-type="float" office:value="517" calcext:value-type="float">
            <text:p>5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3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2" office:value-type="float" office:value="518" calcext:value-type="float">
            <text:p>5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76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style-name="ce2" office:value-type="float" office:value="519" calcext:value-type="float">
            <text:p>5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float" office:value="520" calcext:value-type="float">
            <text:p>5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69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float" office:value="521" calcext:value-type="float">
            <text:p>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70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float" office:value="522" calcext:value-type="float">
            <text:p>5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4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2" office:value-type="float" office:value="523" calcext:value-type="float">
            <text:p>5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5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2" office:value-type="float" office:value="524" calcext:value-type="float">
            <text:p>5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2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2" office:value-type="float" office:value="525" calcext:value-type="float">
            <text:p>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62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2" office:value-type="float" office:value="526" calcext:value-type="float">
            <text:p>5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4.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59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2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2" office:value-type="float" office:value="530" calcext:value-type="float">
            <text:p>5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2" office:value-type="float" office:value="531" calcext:value-type="float">
            <text:p>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2" office:value-type="float" office:value="533" calcext:value-type="float">
            <text:p>5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2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2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536" calcext:value-type="float">
            <text:p>5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 table:number-columns-repeated="2"/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4092" calcext:value-type="float">
            <text:p>14,092</text:p>
          </table:table-cell>
          <table:table-cell table:style-name="ce3" office:value-type="float" office:value="9975" calcext:value-type="float">
            <text:p>9,975</text:p>
          </table:table-cell>
          <table:table-cell table:style-name="ce3" office:value-type="float" office:value="25444" calcext:value-type="float">
            <text:p>25,444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27022" calcext:value-type="float">
            <text:p>27,0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23" calcext:value-type="float">
            <text:p>27,023</text:p>
          </table:table-cell>
          <table:table-cell table:style-name="ce3" office:value-type="float" office:value="10891" calcext:value-type="float">
            <text:p>10,891</text:p>
          </table:table-cell>
          <table:table-cell table:style-name="ce3" office:value-type="float" office:value="37914" calcext:value-type="float">
            <text:p>37,914</text:p>
          </table:table-cell>
          <table:table-cell table:style-name="ce4" office:value-type="string" calcext:value-type="string">
            <text:p>71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2" office:value-type="float" office:value="538" calcext:value-type="float">
            <text:p>5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4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2" office:value-type="float" office:value="539" calcext:value-type="float">
            <text:p>5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4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2" office:value-type="float" office:value="540" calcext:value-type="float">
            <text:p>5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8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2" office:value-type="float" office:value="541" calcext:value-type="float">
            <text:p>5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1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2" office:value-type="float" office:value="542" calcext:value-type="float">
            <text:p>5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2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2" office:value-type="float" office:value="543" calcext:value-type="float">
            <text:p>5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2" office:value-type="float" office:value="544" calcext:value-type="float">
            <text:p>5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1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2" office:value-type="float" office:value="545" calcext:value-type="float">
            <text:p>5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4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546" calcext:value-type="float">
            <text:p>5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2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5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2" office:value-type="float" office:value="548" calcext:value-type="float">
            <text:p>5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0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float" office:value="549" calcext:value-type="float">
            <text:p>5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1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float" office:value="550" calcext:value-type="float">
            <text:p>5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9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2" office:value-type="float" office:value="551" calcext:value-type="float">
            <text:p>5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4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float" office:value="552" calcext:value-type="float">
            <text:p>5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4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2" office:value-type="float" office:value="553" calcext:value-type="float">
            <text:p>5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70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2" office:value-type="float" office:value="554" calcext:value-type="float">
            <text:p>5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0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2" office:value-type="float" office:value="555" calcext:value-type="float">
            <text:p>5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5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style-name="ce2" office:value-type="float" office:value="556" calcext:value-type="float">
            <text:p>5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9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2" office:value-type="float" office:value="557" calcext:value-type="float">
            <text:p>5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1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2" office:value-type="float" office:value="558" calcext:value-type="float">
            <text:p>5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3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2" office:value-type="float" office:value="559" calcext:value-type="float">
            <text:p>5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2" office:value-type="float" office:value="560" calcext:value-type="float">
            <text:p>5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9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2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1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8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2" office:value-type="float" office:value="563" calcext:value-type="float">
            <text:p>5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0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2" office:value-type="float" office:value="564" calcext:value-type="float">
            <text:p>5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3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2" office:value-type="float" office:value="565" calcext:value-type="float">
            <text:p>5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2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566" calcext:value-type="float">
            <text:p>5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9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float" office:value="567" calcext:value-type="float">
            <text:p>5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5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float" office:value="568" calcext:value-type="float">
            <text:p>5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5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float" office:value="569" calcext:value-type="float">
            <text:p>5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69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2" office:value-type="float" office:value="570" calcext:value-type="float">
            <text:p>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2" office:value-type="float" office:value="571" calcext:value-type="float">
            <text:p>5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9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2" office:value-type="float" office:value="572" calcext:value-type="float">
            <text:p>5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67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573" calcext:value-type="float">
            <text:p>5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2" office:value-type="float" office:value="574" calcext:value-type="float">
            <text:p>5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3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float" office:value="575" calcext:value-type="float">
            <text:p>5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67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2" office:value-type="float" office:value="576" calcext:value-type="float">
            <text:p>5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68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2" office:value-type="float" office:value="577" calcext:value-type="float">
            <text:p>5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4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2" office:value-type="float" office:value="578" calcext:value-type="float">
            <text:p>5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8.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 table:number-columns-repeated="2"/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798" calcext:value-type="float">
            <text:p>5,798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9806" calcext:value-type="float">
            <text:p>9,80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0295" calcext:value-type="float">
            <text:p>10,2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4378" calcext:value-type="float">
            <text:p>14,378</text:p>
          </table:table-cell>
          <table:table-cell table:style-name="ce4" office:value-type="string" calcext:value-type="string">
            <text:p>7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2" office:value-type="float" office:value="579" calcext:value-type="float">
            <text:p>5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4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2" office:value-type="float" office:value="580" calcext:value-type="float">
            <text:p>5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2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2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2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2" office:value-type="float" office:value="582" calcext:value-type="float">
            <text:p>5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9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83" calcext:value-type="float">
            <text:p>5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5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84" calcext:value-type="float">
            <text:p>5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9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3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2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2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float" office:value="587" calcext:value-type="float">
            <text:p>5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4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float" office:value="588" calcext:value-type="float">
            <text:p>5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2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2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69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style-name="ce2" office:value-type="float" office:value="590" calcext:value-type="float">
            <text:p>5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8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2" office:value-type="float" office:value="591" calcext:value-type="float">
            <text:p>5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2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0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593" calcext:value-type="float">
            <text:p>5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3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594" calcext:value-type="float">
            <text:p>5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7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2" office:value-type="float" office:value="595" calcext:value-type="float">
            <text:p>5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2.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 table:number-columns-repeated="2"/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054" calcext:value-type="float">
            <text:p>6,054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10300" calcext:value-type="float">
            <text:p>10,30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0863" calcext:value-type="float">
            <text:p>10,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65" calcext:value-type="float">
            <text:p>10,865</text:p>
          </table:table-cell>
          <table:table-cell table:style-name="ce3" office:value-type="float" office:value="4862" calcext:value-type="float">
            <text:p>4,862</text:p>
          </table:table-cell>
          <table:table-cell table:style-name="ce3" office:value-type="float" office:value="15727" calcext:value-type="float">
            <text:p>15,727</text:p>
          </table:table-cell>
          <table:table-cell table:style-name="ce4" office:value-type="string" calcext:value-type="string">
            <text:p>69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2" office:value-type="float" office:value="596" calcext:value-type="float">
            <text:p>5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0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style-name="ce2" office:value-type="float" office:value="597" calcext:value-type="float">
            <text:p>5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1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style-name="ce2" office:value-type="float" office:value="598" calcext:value-type="float">
            <text:p>5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69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2" office:value-type="float" office:value="599" calcext:value-type="float">
            <text:p>5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69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68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2" office:value-type="float" office:value="601" calcext:value-type="float">
            <text:p>6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8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2" office:value-type="float" office:value="602" calcext:value-type="float">
            <text:p>6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1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2" office:value-type="float" office:value="603" calcext:value-type="float">
            <text:p>6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0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2" office:value-type="float" office:value="604" calcext:value-type="float">
            <text:p>60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7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style-name="ce2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2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style-name="ce2" office:value-type="float" office:value="606" calcext:value-type="float">
            <text:p>6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69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607" calcext:value-type="float">
            <text:p>6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8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2" office:value-type="float" office:value="608" calcext:value-type="float">
            <text:p>6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0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style-name="ce2" office:value-type="float" office:value="609" calcext:value-type="float">
            <text:p>6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5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2" office:value-type="float" office:value="610" calcext:value-type="float">
            <text:p>6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67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2" office:value-type="float" office:value="611" calcext:value-type="float">
            <text:p>6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4.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 table:number-columns-repeated="2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342" calcext:value-type="float">
            <text:p>6,342</text:p>
          </table:table-cell>
          <table:table-cell table:style-name="ce3" office:value-type="float" office:value="5524" calcext:value-type="float">
            <text:p>5,524</text:p>
          </table:table-cell>
          <table:table-cell table:style-name="ce3" office:value-type="float" office:value="12555" calcext:value-type="float">
            <text:p>12,55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3266" calcext:value-type="float">
            <text:p>13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66" calcext:value-type="float">
            <text:p>13,266</text:p>
          </table:table-cell>
          <table:table-cell table:style-name="ce3" office:value-type="float" office:value="6144" calcext:value-type="float">
            <text:p>6,144</text:p>
          </table:table-cell>
          <table:table-cell table:style-name="ce3" office:value-type="float" office:value="19410" calcext:value-type="float">
            <text:p>19,410</text:p>
          </table:table-cell>
          <table:table-cell table:style-name="ce4" office:value-type="string" calcext:value-type="string">
            <text:p>68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style-name="ce2" office:value-type="float" office:value="612" calcext:value-type="float">
            <text:p>6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66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style-name="ce2" office:value-type="float" office:value="613" calcext:value-type="float">
            <text:p>613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4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2" office:value-type="float" office:value="614" calcext:value-type="float">
            <text:p>6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2" office:value-type="float" office:value="615" calcext:value-type="float">
            <text:p>61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4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2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9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2" office:value-type="float" office:value="617" calcext:value-type="float">
            <text:p>6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float" office:value="618" calcext:value-type="float">
            <text:p>6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66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float" office:value="619" calcext:value-type="float">
            <text:p>6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float" office:value="620" calcext:value-type="float">
            <text:p>6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9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2" office:value-type="float" office:value="621" calcext:value-type="float">
            <text:p>6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6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2" office:value-type="float" office:value="622" calcext:value-type="float">
            <text:p>62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8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2" office:value-type="float" office:value="623" calcext:value-type="float">
            <text:p>6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0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float" office:value="624" calcext:value-type="float">
            <text:p>6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2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float" office:value="626" calcext:value-type="float">
            <text:p>6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69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float" office:value="627" calcext:value-type="float">
            <text:p>6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2" office:value-type="float" office:value="628" calcext:value-type="float">
            <text:p>6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56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2" office:value-type="float" office:value="629" calcext:value-type="float">
            <text:p>6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59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9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float" office:value="631" calcext:value-type="float">
            <text:p>6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9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2" office:value-type="float" office:value="632" calcext:value-type="float">
            <text:p>6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9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633" calcext:value-type="float">
            <text:p>6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5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style-name="ce2" office:value-type="float" office:value="634" calcext:value-type="float">
            <text:p>6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4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2" office:value-type="float" office:value="635" calcext:value-type="float">
            <text:p>6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68.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 table:number-columns-repeated="2"/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62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2" office:value-type="float" office:value="636" calcext:value-type="float">
            <text:p>6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style-name="ce2" office:value-type="float" office:value="637" calcext:value-type="float">
            <text:p>63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style-name="ce2" office:value-type="float" office:value="638" calcext:value-type="float">
            <text:p>6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2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47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style-name="ce2" office:value-type="float" office:value="640" calcext:value-type="float">
            <text:p>6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4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2" office:value-type="float" office:value="641" calcext:value-type="float">
            <text:p>6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 table:number-columns-repeated="2"/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4357" calcext:value-type="float">
            <text:p>4,357</text:p>
          </table:table-cell>
          <table:table-cell table:style-name="ce4" office:value-type="string" calcext:value-type="string">
            <text:p>63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2" office:value-type="float" office:value="642" calcext:value-type="float">
            <text:p>6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9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2" office:value-type="float" office:value="643" calcext:value-type="float">
            <text:p>6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4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2" office:value-type="float" office:value="644" calcext:value-type="float">
            <text:p>6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8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2" office:value-type="float" office:value="645" calcext:value-type="float">
            <text:p>6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2" office:value-type="float" office:value="646" calcext:value-type="float">
            <text:p>64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58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2" office:value-type="float" office:value="647" calcext:value-type="float">
            <text:p>6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55.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56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2" office:value-type="float" office:value="648" calcext:value-type="float">
            <text:p>6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2" office:value-type="float" office:value="649" calcext:value-type="float">
            <text:p>6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2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2" office:value-type="float" office:value="652" calcext:value-type="float">
            <text:p>6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2" office:value-type="float" office:value="653" calcext:value-type="float">
            <text:p>6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4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2" office:value-type="float" office:value="654" calcext:value-type="float">
            <text:p>6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2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57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float" office:value="656" calcext:value-type="float">
            <text:p>6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65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35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2" office:value-type="float" office:value="659" calcext:value-type="float">
            <text:p>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2" office:value-type="float" office:value="661" calcext:value-type="float">
            <text:p>6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61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2" office:value-type="float" office:value="662" calcext:value-type="float">
            <text:p>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2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 table:number-columns-repeated="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4148" calcext:value-type="float">
            <text:p>4,14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6946" calcext:value-type="float">
            <text:p>6,946</text:p>
          </table:table-cell>
          <table:table-cell table:style-name="ce4" office:value-type="string" calcext:value-type="string">
            <text:p>63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2" office:value-type="float" office:value="664" calcext:value-type="float">
            <text:p>6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59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2" office:value-type="float" office:value="665" calcext:value-type="float">
            <text:p>6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1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666" calcext:value-type="float">
            <text:p>6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1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float" office:value="667" calcext:value-type="float">
            <text:p>6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66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2" office:value-type="float" office:value="668" calcext:value-type="float">
            <text:p>6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7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2" office:value-type="float" office:value="669" calcext:value-type="float">
            <text:p>6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3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2" office:value-type="float" office:value="670" calcext:value-type="float">
            <text:p>6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2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2" office:value-type="float" office:value="671" calcext:value-type="float">
            <text:p>6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1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2" office:value-type="float" office:value="672" calcext:value-type="float">
            <text:p>6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58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7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style-name="ce2" office:value-type="float" office:value="674" calcext:value-type="float">
            <text:p>6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60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style-name="ce2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2" office:value-type="float" office:value="676" calcext:value-type="float">
            <text:p>6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8.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 table:number-columns-repeated="2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4696" calcext:value-type="float">
            <text:p>4,696</text:p>
          </table:table-cell>
          <table:table-cell table:style-name="ce4" office:value-type="string" calcext:value-type="string">
            <text:p>56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2" office:value-type="float" office:value="677" calcext:value-type="float">
            <text:p>6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58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style-name="ce2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56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style-name="ce2" office:value-type="float" office:value="679" calcext:value-type="float">
            <text:p>67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59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57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2" office:value-type="float" office:value="681" calcext:value-type="float">
            <text:p>6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58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2" office:value-type="float" office:value="682" calcext:value-type="float">
            <text:p>6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49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2" office:value-type="float" office:value="683" calcext:value-type="float">
            <text:p>6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47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2" office:value-type="float" office:value="684" calcext:value-type="float">
            <text:p>6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61.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 table:number-columns-repeated="2"/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926" calcext:value-type="float">
            <text:p>6,926</text:p>
          </table:table-cell>
          <table:table-cell table:style-name="ce3" office:value-type="float" office:value="5911" calcext:value-type="float">
            <text:p>5,911</text:p>
          </table:table-cell>
          <table:table-cell table:style-name="ce3" office:value-type="float" office:value="13836" calcext:value-type="float">
            <text:p>13,836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4709" calcext:value-type="float">
            <text:p>14,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11" calcext:value-type="float">
            <text:p>14,711</text:p>
          </table:table-cell>
          <table:table-cell table:style-name="ce3" office:value-type="float" office:value="9311" calcext:value-type="float">
            <text:p>9,311</text:p>
          </table:table-cell>
          <table:table-cell table:style-name="ce3" office:value-type="float" office:value="24022" calcext:value-type="float">
            <text:p>24,022</text:p>
          </table:table-cell>
          <table:table-cell table:style-name="ce4" office:value-type="string" calcext:value-type="string">
            <text:p>61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2" office:value-type="float" office:value="685" calcext:value-type="float">
            <text:p>6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62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float" office:value="686" calcext:value-type="float">
            <text:p>6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float" office:value="687" calcext:value-type="float">
            <text:p>6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4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float" office:value="688" calcext:value-type="float">
            <text:p>6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1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2" office:value-type="float" office:value="689" calcext:value-type="float">
            <text:p>6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3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float" office:value="690" calcext:value-type="float">
            <text:p>6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1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float" office:value="691" calcext:value-type="float">
            <text:p>69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64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2" office:value-type="float" office:value="692" calcext:value-type="float">
            <text:p>6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59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2" office:value-type="float" office:value="693" calcext:value-type="float">
            <text:p>6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58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style-name="ce2" office:value-type="float" office:value="694" calcext:value-type="float">
            <text:p>6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4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2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57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style-name="ce2" office:value-type="float" office:value="696" calcext:value-type="float">
            <text:p>6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59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float" office:value="697" calcext:value-type="float">
            <text:p>6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1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2" office:value-type="float" office:value="698" calcext:value-type="float">
            <text:p>6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59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2" office:value-type="float" office:value="699" calcext:value-type="float">
            <text:p>6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57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58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2" office:value-type="float" office:value="701" calcext:value-type="float">
            <text:p>7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59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2" office:value-type="float" office:value="702" calcext:value-type="float">
            <text:p>7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54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2" office:value-type="float" office:value="703" calcext:value-type="float">
            <text:p>7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57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2" office:value-type="float" office:value="704" calcext:value-type="float">
            <text:p>7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56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705" calcext:value-type="float">
            <text:p>7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3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706" calcext:value-type="float">
            <text:p>7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3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707" calcext:value-type="float">
            <text:p>7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2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708" calcext:value-type="float">
            <text:p>7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59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2" office:value-type="float" office:value="709" calcext:value-type="float">
            <text:p>7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3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2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2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2" office:value-type="float" office:value="711" calcext:value-type="float">
            <text:p>7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2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2" office:value-type="float" office:value="712" calcext:value-type="float">
            <text:p>7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5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2" office:value-type="float" office:value="713" calcext:value-type="float">
            <text:p>7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59.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 table:number-columns-repeated="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6086" calcext:value-type="float">
            <text:p>6,0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7" calcext:value-type="float">
            <text:p>6,297</text:p>
          </table:table-cell>
          <table:table-cell table:style-name="ce3" office:value-type="float" office:value="4282" calcext:value-type="float">
            <text:p>4,282</text:p>
          </table:table-cell>
          <table:table-cell table:style-name="ce3" office:value-type="float" office:value="10579" calcext:value-type="float">
            <text:p>10,579</text:p>
          </table:table-cell>
          <table:table-cell table:style-name="ce4" office:value-type="string" calcext:value-type="string">
            <text:p>59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2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1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2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61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2" office:value-type="float" office:value="716" calcext:value-type="float">
            <text:p>7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6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2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57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float" office:value="718" calcext:value-type="float">
            <text:p>7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1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float" office:value="719" calcext:value-type="float">
            <text:p>7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58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style-name="ce2" office:value-type="float" office:value="720" calcext:value-type="float">
            <text:p>7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56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2" office:value-type="float" office:value="721" calcext:value-type="float">
            <text:p>7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57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style-name="ce2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58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style-name="ce2" office:value-type="float" office:value="723" calcext:value-type="float">
            <text:p>7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1.37</text:p>
          </table:table-cell>
          <table:table-cell table:number-columns-repeated="1009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第1選舉區" style:display-name="PageStyle_屏東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屏東縣第2選舉區" style:display-name="PageStyle_屏東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6</meta:creation-date>
    <meta:initial-creator>Apache POI</meta:initial-creator>
    <meta:generator>LibreOffice/6.0.7.3$Linux_X86_64 LibreOffice_project/00m0$Build-3</meta:generator>
    <meta:document-statistic meta:table-count="2" meta:cell-count="11291" meta:object-count="0"/>
  </office:meta>
</office:document-meta>
</file>